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d3a" officeooo:paragraph-rsid="00125d3a"/>
    </style:style>
    <style:style style:name="P2" style:family="paragraph" style:parent-style-name="Standard">
      <style:text-properties fo:font-size="36pt" officeooo:rsid="00125d3a" officeooo:paragraph-rsid="00125d3a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AR/ITAR POSTED SECURITY NOTICE </text:p>
      <text:p text:style-name="P1"/>
      <text:p text:style-name="P1"/>
      <text:p text:style-name="P1"/>
      <text:p text:style-name="P1"/>
      <text:p text:style-name="P1"/>
      <text:p text:style-name="P1">RESTRICTED ENTRY THIS IS A CONTROLLED ACCESS / SECURE WORK AREA / SCIF (SECRET/NONAUDCOM) <text:s/>SUBJECT TO US ITAR/EAR 22 CFR PARTS 120-130</text:p>
      <text:p text:style-name="P1"/>
      <text:p text:style-name="P1">DEADLY FORCE AUTHORIZ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NLY ITAR APPROVED PERSONNEL BEYOND THIS POINT</text:p>
      <text:p text:style-name="P1">US CITIZENS ONLY BEYOND THIS POINT</text:p>
      <text:p text:style-name="P1">ALL US PERSONS/NON CITIZENS EXPRESSLY PROHIBITED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48:03.590000000</meta:creation-date>
    <dc:date>2019-01-04T21:55:46.708000000</dc:date>
    <meta:editing-duration>P6DT8H10M25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6" meta:word-count="48" meta:character-count="319" meta:non-whitespace-character-count="273"/>
  </office:meta>
</office:document-meta>
</file>